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76cm"/>
    </style:style>
    <style:style style:name="co3" style:family="table-column">
      <style:table-column-properties fo:break-before="auto" style:column-width="9.49cm"/>
    </style:style>
    <style:style style:name="co4" style:family="table-column">
      <style:table-column-properties fo:break-before="auto" style:column-width="7.908cm"/>
    </style:style>
    <style:style style:name="co5" style:family="table-column">
      <style:table-column-properties fo:break-before="auto" style:column-width="9.34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language="hu" fo:country="HU" style:font-name-asian="Microsoft YaHei" style:font-size-asian="10pt" style:language-asian="zh" style:country-asian="CN" style:font-name-complex="Arial1" style:font-size-complex="10pt" style:language-complex="hi" style:country-complex="IN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row table:style-name="ro3">
          <table:table-cell table:number-columns-repeated="5"/>
          <table:table-cell office:value-type="string">
            <text:p>Start X</text:p>
          </table:table-cell>
          <table:table-cell office:value-type="string">
            <text:p>EndX</text:p>
          </table:table-cell>
          <table:table-cell office:value-type="string">
            <text:p>Start Y</text:p>
          </table:table-cell>
          <table:table-cell office:value-type="string">
            <text:p>EndY</text:p>
          </table:table-cell>
          <table:table-cell office:value-type="string">
            <text:p>Start Z</text:p>
          </table:table-cell>
          <table:table-cell office:value-type="string">
            <text:p>EndZ</text:p>
          </table:table-cell>
          <table:table-cell office:value-type="string">
            <text:p>Vastagség</text:p>
          </table:table-cell>
          <table:table-cell office:value-type="string">
            <text:p>Sugár</text:p>
          </table:table-cell>
          <table:table-cell office:value-type="string">
            <text:p>Végszélesség</text:p>
          </table:table-cell>
          <table:table-cell office:value-type="string">
            <text:p>Állandó szélesség</text:p>
          </table:table-cell>
          <table:table-cell office:value-type="string">
            <text:p>kezdőszög</text:p>
          </table:table-cell>
          <table:table-cell/>
          <table:table-cell office:value-type="string">
            <text:p>végszög</text:p>
          </table:table-cell>
          <table:table-cell office:value-type="string">
            <text:p>Kilölés X</text:p>
          </table:table-cell>
          <table:table-cell office:value-type="string">
            <text:p>Kilölés Y</text:p>
          </table:table-cell>
          <table:table-cell office:value-type="string">
            <text:p>Kilölés Z</text:p>
          </table:table-cell>
          <table:table-cell office:value-type="string">
            <text:p>Csúcsok száma</text:p>
          </table:table-cell>
          <table:table-cell office:value-type="string">
            <text:p>A vonal lánc folytonossága(1 = Zárt; 128 = Plinegen)</text:p>
          </table:table-cell>
        </table:table-row>
        <table:table-row table:style-name="ro2">
          <table:table-cell table:number-columns-repeated="5"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/>
          <table:table-cell office:value-type="float" office:value="51">
            <text:p>51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3">
          <table:table-cell office:value-type="string">
            <text:p>Type</text:p>
          </table:table-cell>
          <table:table-cell office:value-type="string">
            <text:p>ARC</text:p>
          </table:table-cell>
          <table:table-cell office:value-type="string">
            <text:p>Körív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number-columns-repeated="2"/>
        </table:table-row>
        <table:table-row table:style-name="ro3">
          <table:table-cell office:value-type="string">
            <text:p>Type</text:p>
          </table:table-cell>
          <table:table-cell office:value-type="string">
            <text:p>HATCH/MPOLYGON</text:p>
          </table:table-cell>
          <table:table-cell office:value-type="string">
            <text:p>Sraffozás, Kitöltés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X</text:p>
          </table:table-cell>
          <table:table-cell/>
          <table:table-cell office:value-type="string">
            <text:p><text:s text:c="2"/></text:p>
          </table:table-cell>
          <table:table-cell/>
          <table:table-cell office:value-type="string">
            <text:p>X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=</text:p>
          </table:table-cell>
          <table:table-cell office:value-type="string">
            <text:p>INSERT</text:p>
          </table:table-cell>
          <table:table-cell office:value-type="string">
            <text:p>Nem jöttem rá mire jó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string">
            <text:p>X</text:p>
          </table:table-cell>
          <table:table-cell table:number-columns-repeated="15"/>
        </table:table-row>
        <table:table-row table:style-name="ro3">
          <table:table-cell office:value-type="string">
            <text:p>Type</text:p>
          </table:table-cell>
          <table:table-cell office:value-type="string">
            <text:p>LINE</text:p>
          </table:table-cell>
          <table:table-cell office:value-type="string">
            <text:p>entitas</text:p>
          </table:table-cell>
          <table:table-cell/>
          <table:table-cell office:value-type="float" office:value="16">
            <text:p>16</text:p>
          </table:table-cell>
          <table:table-cell table:number-columns-repeated="7" office:value-type="string">
            <text:p>X</text:p>
          </table:table-cell>
          <table:table-cell table:number-columns-repeated="11"/>
        </table:table-row>
        <table:table-row table:style-name="ro2">
          <table:table-cell table:number-columns-repeated="12"/>
          <table:table-cell office:value-type="string">
            <text:p>Kezdő szélesség(nem használható ha van 41 vagy 43)</text:p>
          </table:table-cell>
          <table:table-cell table:number-columns-repeated="10"/>
        </table:table-row>
        <table:table-row table:style-name="ro3">
          <table:table-cell office:value-type="string">
            <text:p>Type</text:p>
          </table:table-cell>
          <table:table-cell office:value-type="string">
            <text:p>LWPOLYLINE</text:p>
          </table:table-cell>
          <table:table-cell office:value-type="string">
            <text:p>Több egymáshos kapcsolódó vonal.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X*90-eskód</text:p>
          </table:table-cell>
          <table:table-cell/>
          <table:table-cell office:value-type="string">
            <text:p>X*90-eskód</text:p>
          </table:table-cell>
          <table:table-cell table:number-columns-repeated="3"/>
          <table:table-cell table:number-columns-repeated="4" office:value-type="string">
            <text:p>X*90-eskód</text:p>
          </table:table-cell>
          <table:table-cell table:number-columns-repeated="6"/>
          <table:table-cell table:number-columns-repeated="2" office:value-type="string">
            <text:p>X</text:p>
          </table:table-cell>
        </table:table-row>
        <table:table-row table:style-name="ro3">
          <table:table-cell office:value-type="string">
            <text:p>Type</text:p>
          </table:table-cell>
          <table:table-cell office:value-type="string">
            <text:p>MTEXT</text:p>
          </table:table-cell>
          <table:table-cell office:value-type="string">
            <text:p>entitas</text:p>
          </table:table-cell>
          <table:table-cell/>
          <table:table-cell office:value-type="float" office:value="25">
            <text:p>25</text:p>
          </table:table-cell>
          <table:table-cell table:number-columns-repeated="18"/>
        </table:table-row>
        <table:table-row table:style-name="ro3">
          <table:table-cell office:value-type="string">
            <text:p>Type</text:p>
          </table:table-cell>
          <table:table-cell office:value-type="string">
            <text:p>VIEWPORT</text:p>
          </table:table-cell>
          <table:table-cell office:value-type="string">
            <text:p>entitas</text:p>
          </table:table-cell>
          <table:table-cell/>
          <table:table-cell office:value-type="float" office:value="57">
            <text:p>57</text:p>
          </table:table-cell>
          <table:table-cell table:number-columns-repeated="18"/>
        </table:table-row>
        <table:table-row table:style-name="ro3">
          <table:table-cell office:value-type="string">
            <text:p>Type</text:p>
          </table:table-cell>
          <table:table-cell office:value-type="string">
            <text:p>WIPEOUT</text:p>
          </table:table-cell>
          <table:table-cell office:value-type="string">
            <text:p>entitas</text:p>
          </table:table-cell>
          <table:table-cell/>
          <table:table-cell office:value-type="float" office:value="46">
            <text:p>46</text:p>
          </table:table-cell>
          <table:table-cell table:number-columns-repeated="18"/>
        </table:table-row>
        <table:table-row table:style-name="ro3">
          <table:table-cell office:value-type="string">
            <text:p>Type</text:p>
          </table:table-cell>
          <table:table-cell office:value-type="string">
            <text:p>CIRCLE</text:p>
          </table:table-cell>
          <table:table-cell office:value-type="string">
            <text:p>entitas</text:p>
          </table:table-cell>
          <table:table-cell/>
          <table:table-cell office:value-type="float" office:value="10">
            <text:p>10</text:p>
          </table:table-cell>
          <table:table-cell table:number-columns-repeated="18"/>
        </table:table-row>
        <table:table-row table:style-name="ro3">
          <table:table-cell office:value-type="string">
            <text:p>Type</text:p>
          </table:table-cell>
          <table:table-cell office:value-type="string">
            <text:p>ELLIPSE</text:p>
          </table:table-cell>
          <table:table-cell office:value-type="string">
            <text:p>entitas</text:p>
          </table:table-cell>
          <table:table-cell/>
          <table:table-cell office:value-type="float" office:value="20">
            <text:p>20</text:p>
          </table:table-cell>
          <table:table-cell table:number-columns-repeated="18"/>
        </table:table-row>
        <table:table-row table:style-name="ro3">
          <table:table-cell office:value-type="string">
            <text:p>Type</text:p>
          </table:table-cell>
          <table:table-cell office:value-type="string">
            <text:p>SOLID</text:p>
          </table:table-cell>
          <table:table-cell office:value-type="string">
            <text:p>entitas</text:p>
          </table:table-cell>
          <table:table-cell/>
          <table:table-cell office:value-type="float" office:value="19">
            <text:p>19</text:p>
          </table:table-cell>
          <table:table-cell table:number-columns-repeated="18"/>
        </table:table-row>
        <table:table-row table:style-name="ro3">
          <table:table-cell table:style-name="ce2" office:value-type="string">
            <text:p>Type</text:p>
          </table:table-cell>
          <table:table-cell office:value-type="string">
            <text:p>SPLINE</text:p>
          </table:table-cell>
          <table:table-cell office:value-type="string">
            <text:p>entitas</text:p>
          </table:table-cell>
          <table:table-cell/>
          <table:table-cell office:value-type="float" office:value="187">
            <text:p>187</text:p>
          </table:table-cell>
          <table:table-cell table:number-columns-repeated="18"/>
        </table:table-row>
        <table:table-row table:style-name="ro2" table:number-rows-repeated="22">
          <table:table-cell table:number-columns-repeated="23"/>
        </table:table-row>
        <table:table-row table:style-name="ro3">
          <table:table-cell/>
          <table:table-cell office:value-type="string">
            <text:p>Common Group Codes for Entities</text:p>
          </table:table-cell>
          <table:table-cell office:value-type="string">
            <text:p>Nincs érdemi benne, visszarajzolás szempontjából nem releváns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3DFACE</text:p>
          </table:table-cell>
          <table:table-cell office:value-type="string">
            <text:p>3 vagy 4 pontot tartalmazó lista + egy kód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/>
        </table:table-row>
        <table:table-row table:style-name="ro4">
          <table:table-cell table:number-columns-repeated="4"/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y1</text:p>
          </table:table-cell>
          <table:table-cell office:value-type="string">
            <text:p>y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z1</text:p>
          </table:table-cell>
          <table:table-cell office:value-type="string">
            <text:p>z2</text:p>
          </table:table-cell>
          <table:table-cell office:value-type="string">
            <text:p>z3</text:p>
          </table:table-cell>
          <table:table-cell office:value-type="string">
            <text:p>z4</text:p>
          </table:table-cell>
          <table:table-cell table:number-columns-repeated="4"/>
          <table:table-cell office:value-type="string">
            <text:p>Látható élek</text:p>
            <text:p>(1= Az első él láthatatlan</text:p>
            <text:p>2 = A második él láthatatlan</text:p>
            <text:p>4 = A harmadik él láthatatlan</text:p>
            <text:p>8 = A negyedik él láthatatlan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3DSOLID</text:p>
          </table:table-cell>
          <table:table-cell office:value-type="string">
            <text:p>Nincs érdemi benne, visszarajzolás szempontjából nem releváns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CAD_PROXY_ENTITY</text:p>
          </table:table-cell>
          <table:table-cell office:value-type="string">
            <text:p>Képinformációk vizsgálandó hogy tud-e tartalmazni léptéket vagy méret infót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RC</text:p>
          </table:table-cell>
          <table:table-cell office:value-type="string">
            <text:p>Körív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x1</text:p>
          </table:table-cell>
          <table:table-cell table:number-columns-repeated="3"/>
          <table:table-cell office:value-type="string">
            <text:p>y1</text:p>
          </table:table-cell>
          <table:table-cell table:number-columns-repeated="3"/>
          <table:table-cell office:value-type="string">
            <text:p>z1</text:p>
          </table:table-cell>
          <table:table-cell table:number-columns-repeated="3"/>
          <table:table-cell office:value-type="string">
            <text:p>vastagság</text:p>
          </table:table-cell>
          <table:table-cell office:value-type="string">
            <text:p>sugár</text:p>
          </table:table-cell>
          <table:table-cell office:value-type="string">
            <text:p>Kezdőszög</text:p>
          </table:table-cell>
          <table:table-cell office:value-type="string">
            <text:p>Végszög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ATTDEF</text:p>
          </table:table-cell>
          <table:table-cell office:value-type="string">
            <text:p>Szövegkiírásra alkalmas entity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zöveg érték</text:p>
          </table:table-cell>
          <table:table-cell office:value-type="string">
            <text:p>x1</text:p>
          </table:table-cell>
          <table:table-cell table:number-columns-repeated="3"/>
          <table:table-cell office:value-type="string">
            <text:p>y1</text:p>
          </table:table-cell>
          <table:table-cell table:number-columns-repeated="3"/>
          <table:table-cell office:value-type="string">
            <text:p>z1</text:p>
          </table:table-cell>
          <table:table-cell table:number-columns-repeated="4"/>
          <table:table-cell office:value-type="string">
            <text:p>szövegmagasság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ATTRIB</text:p>
          </table:table-cell>
          <table:table-cell office:value-type="string">
            <text:p>Szövegkiírásra alkalams entity</text:p>
          </table:table-cell>
          <table:table-cell office:value-type="float" office:value="1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office:value-type="string">
            <text:p>Szöveg érték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BODY</text:p>
          </table:table-cell>
          <table:table-cell office:value-type="string">
            <text:p>Nincs érdemi benne, visszarajzolás szempontjából nem releváns</text:p>
          </table:table-cell>
          <table:table-cell table:number-columns-repeated="20"/>
        </table:table-row>
        <table:table-row table:style-name="ro2">
          <table:table-cell table:number-columns-repeated="4"/>
          <table:table-cell office:value-type="float" office:value="10">
            <text:p>1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IRCLE</text:p>
          </table:table-cell>
          <table:table-cell office:value-type="string">
            <text:p>Kör</text:p>
          </table:table-cell>
          <table:table-cell/>
          <table:table-cell office:value-type="string">
            <text:p>x középpont</text:p>
          </table:table-cell>
          <table:table-cell table:number-columns-repeated="3"/>
          <table:table-cell office:value-type="string">
            <text:p>y középpont</text:p>
          </table:table-cell>
          <table:table-cell table:number-columns-repeated="3"/>
          <table:table-cell office:value-type="string">
            <text:p>z középpont</text:p>
          </table:table-cell>
          <table:table-cell table:number-columns-repeated="3"/>
          <table:table-cell office:value-type="string">
            <text:p>vastagság</text:p>
          </table:table-cell>
          <table:table-cell office:value-type="string">
            <text:p>sugá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IMENSION</text:p>
          </table:table-cell>
          <table:table-cell office:value-type="string">
            <text:p>Van benne, de még nem láttam használatban.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LLIPS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x középpont</text:p>
          </table:table-cell>
          <table:table-cell office:value-type="string">
            <text:p>főtengely végpont X</text:p>
          </table:table-cell>
          <table:table-cell table:number-columns-repeated="2"/>
          <table:table-cell office:value-type="string">
            <text:p>y középpont</text:p>
          </table:table-cell>
          <table:table-cell office:value-type="string">
            <text:p>főtengely végpont Y</text:p>
          </table:table-cell>
          <table:table-cell table:number-columns-repeated="2"/>
          <table:table-cell office:value-type="string">
            <text:p>z középpont</text:p>
          </table:table-cell>
          <table:table-cell office:value-type="string">
            <text:p>főtengely végpont z</text:p>
          </table:table-cell>
          <table:table-cell table:number-columns-repeated="3"/>
          <table:table-cell office:value-type="string">
            <text:p>kis és nagy tengely aránya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HATCH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7"/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</table:table-row>
        <table:table-row table:style-name="ro2">
          <table:table-cell table:number-columns-repeated="4"/>
          <table:table-cell office:value-type="string">
            <text:p>x1</text:p>
          </table:table-cell>
          <table:table-cell table:number-columns-repeated="3"/>
          <table:table-cell office:value-type="string">
            <text:p>y1</text:p>
          </table:table-cell>
          <table:table-cell table:number-columns-repeated="3"/>
          <table:table-cell office:value-type="string">
            <text:p>z1</text:p>
          </table:table-cell>
          <table:table-cell table:number-columns-repeated="7"/>
          <table:table-cell office:value-type="string">
            <text:p>Tömör kitöltés 1/0</text:p>
          </table:table-cell>
          <table:table-cell office:value-type="string">
            <text:p>Asszociatív jelző. Tömör vagy nincs kitöltés</text:p>
          </table:table-cell>
          <table:table-cell office:value-type="string">
            <text:p>Határutak hurokszáma</text:p>
          </table:table-cell>
        </table:table-row>
        <table:table-row table:style-name="ro2">
          <table:table-cell/>
          <table:table-cell office:value-type="string">
            <text:p>HELIX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IMAG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INSERT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LEADER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LIGHT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LIN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LWPOLYLIN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MLIN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MULTILEADER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MLEADERSTYL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MTEXT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OLEFRAM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OLE2FRAM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POINT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POLYLIN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RAY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REGION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SECTION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SEQEND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SHAP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SOLID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SPLIN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SUN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SURFAC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TABL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TEXT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TOLERANC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TRAC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UNDERLAY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VERTEX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VIEWPORT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WIPEOUT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XLINE</text:p>
          </table:table-cell>
          <table:table-cell table:number-columns-repeated="21"/>
        </table:table-row>
      </table:table>
      <table:table table:name="Munkalap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Munkalap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Munkalap1.A42:Munkalap1.E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5">2022.02.15</text:date>, <text:time>00:38:06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4T22:07:42.78</meta:creation-date>
    <meta:editing-duration>PT1H36M40S</meta:editing-duration>
    <meta:editing-cycles>6</meta:editing-cycles>
    <meta:generator>OpenOffice/4.1.9$Win32 OpenOffice.org_project/419m1$Build-9805</meta:generator>
    <meta:initial-creator>Család Ujszászi</meta:initial-creator>
    <dc:date>2022-02-15T00:38:06.42</dc:date>
    <dc:creator>Család Ujszászi</dc:creator>
    <meta:document-statistic meta:table-count="3" meta:cell-count="262" meta:object-count="0"/>
  </office:meta>
</office:document-meta>
</file>